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471cf" style:font-weight-asian="bold" style:font-weight-complex="bold"/>
    </style:style>
    <style:style style:name="P3" style:family="paragraph" style:parent-style-name="Standard">
      <style:text-properties officeooo:paragraph-rsid="000471cf"/>
    </style:style>
    <style:style style:name="P4" style:family="paragraph" style:parent-style-name="Standard">
      <style:paragraph-properties fo:text-align="justify" style:justify-single-word="false"/>
      <style:text-properties fo:font-style="italic" officeooo:paragraph-rsid="000471cf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officeooo:paragraph-rsid="000471cf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471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71c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 parlen els ordinadors?</text:h>
      <text:p text:style-name="P5"/>
      <text:p text:style-name="P5">Els ordinadors són màquines molt complexes que ens permeten fer moltes coses. Però per comunicar-nos amb ells, necessitem parlar el seu idioma. Aquest idioma es coneix com a <text:span text:style-name="T1">llenguatge informàtic.</text:span></text:p>
      <text:p text:style-name="P2"/>
      <text:p text:style-name="P5">La Wikipedia ens defineix el terme <text:span text:style-name="T1">llenguatge informàtic</text:span> <text:span text:style-name="T2">d</text:span>e la següent forma:</text:p>
      <text:p text:style-name="P5"/>
      <text:p text:style-name="P4"><text:s/>Un llenguatge informàtic és un llenguatge usat per ordinadors. Moltes vegades, aquest terme s’usa com a sinònim de llenguatge de programació, però un llenguatge informàtic no ha de ser necessàriament un llenguatge de programació.</text:p>
      <text:p text:style-name="P5"/>
      <text:p text:style-name="P5"><text:span text:style-name="T2">H</text:span>i ha diferents tipus de llenguatges informàtics, cadascun amb un propòsit específic. Entre aquests tipus destaquem:</text:p>
      <text:p text:style-name="P5"/>
      <text:list xml:id="list759559877" text:style-name="L1">
        <text:list-item>
          <text:p text:style-name="P6">Els <text:span text:style-name="T1">llenguatges de programació</text:span>, com Python, Java o C++, utilitzats per escriure programes que executen tasques específiques en un ordinador, com les aplicacions o el propi sistema operatiu</text:p>
        </text:list-item>
        <text:list-item>
          <text:p text:style-name="P6">Els <text:span text:style-name="T1">llenguatges de consulta</text:span>, com SQL o XQuery, que permeten recuperar i manipular dades emmagatzemades en bases de dades,</text:p>
        </text:list-item>
        <text:list-item>
          <text:p text:style-name="P6">Els <text:span text:style-name="T1">llenguatges de marques</text:span>, com XML, HTML o Markdown, que s'utilitzen per definir l'estructura i el contingut dels documents. Dins d'aquests, també s'ubiquen llenguatges con CSS, que podriem definir com llenguatges de representació, i que defineixen la forma en què es mostra aquesta informació.</text:p>
        </text:list-item>
        <text:list-item>
          <text:p text:style-name="P6">Els <text:span text:style-name="T1">llenguatges de transformació</text:span>, com XSLT, que s'utiliten per convertir dades d'un format a altre,</text:p>
        </text:list-item>
        <text:list-item>
          <text:p text:style-name="P6">Els <text:span text:style-name="T1">protocols de comunicació</text:span>, com HTTP, que defineixen les regles per a l'intercanvi de dades entre es dispositius d'una xarx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3:09:01.229945278</meta:creation-date>
    <dc:date>2024-09-14T13:12:06.502979337</dc:date>
    <meta:editing-duration>PT3M9S</meta:editing-duration>
    <meta:editing-cycles>1</meta:editing-cycles>
    <meta:document-statistic meta:table-count="0" meta:image-count="0" meta:object-count="0" meta:page-count="1" meta:paragraph-count="10" meta:word-count="227" meta:character-count="1480" meta:non-whitespace-character-count="1267"/>
    <meta:generator>LibreOffice/7.3.7.2$Linux_X86_64 LibreOffice_project/30$Build-2</meta:generator>
  </office:meta>
</office:document-meta>
</file>